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3.00pt" fo:font-weight="normal" fo:font-family="'Times New Roman'" style:font-family-asian="'Times New Roman'" style:font-family-complex="'Times New Roman'" fo:background-color="transparent" fo:color="#0000ff"/>
    </style:style>
    <style:style style:name="T8" style:family="text">
      <style:text-properties fo:font-size="13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3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3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3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8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14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4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2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4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6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>
        <style:tab-stops>
          <style:tab-stop style:position="320.35pt"/>
        </style:tab-stops>
      </style:paragraph-properties>
    </style:style>
    <style:style style:name="P10" style:family="paragraph">
      <style:paragraph-properties fo:line-height="100.00%" fo:text-align="justify" fo:margin-left="0.00pt" fo:text-indent="45.00pt"/>
    </style:style>
    <style:style style:name="P11" style:family="paragraph">
      <style:paragraph-properties fo:line-height="100.00%" fo:text-align="left" fo:margin-top="12.00pt" fo:margin-bottom="3.00pt">
        <style:tab-stops>
          <style:tab-stop style:position="0.00pt"/>
        </style:tab-stops>
      </style:paragraph-properties>
    </style:style>
    <style:style style:name="P12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13" style:family="paragraph">
      <style:paragraph-properties fo:line-height="100.00%" fo:text-align="justify" fo:margin-left="0.00pt" fo:text-indent="35.45pt"/>
    </style:style>
    <style:style style:name="P14" style:family="paragraph">
      <style:paragraph-properties fo:line-height="100.00%" fo:text-align="left" fo:margin-top="12.00pt" fo:margin-bottom="3.00pt">
        <style:tab-stops>
          <style:tab-stop style:position="0.00pt"/>
        </style:tab-stops>
      </style:paragraph-properties>
    </style:style>
    <style:style style:name="P15" style:family="paragraph">
      <style:paragraph-properties fo:line-height="100.00%" fo:text-align="center" fo:margin-top="12.00pt" fo:margin-bottom="3.00pt">
        <style:tab-stops>
          <style:tab-stop style:position="0.0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 fo:margin-left="0.00pt" fo:text-indent="35.45pt"/>
    </style:style>
    <style:style style:name="P18" style:family="paragraph">
      <style:paragraph-properties fo:line-height="100.00%" fo:text-align="left" fo:margin-left="0.00pt" fo:text-indent="35.45pt"/>
    </style:style>
    <style:style style:name="P19" style:family="paragraph">
      <style:paragraph-properties fo:line-height="100.00%" fo:text-align="justify" fo:margin-left="0.00pt" fo:text-indent="35.45pt"/>
    </style:style>
    <style:style style:name="P20" style:family="paragraph">
      <style:paragraph-properties fo:line-height="100.00%" fo:text-align="left" fo:margin-left="0.00pt" fo:text-indent="35.45pt"/>
    </style:style>
    <style:style style:name="P21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22" style:family="paragraph">
      <style:paragraph-properties fo:line-height="100.00%" fo:text-align="justify">
        <style:tab-stops>
          <style:tab-stop style:position="0.00pt"/>
        </style:tab-stops>
      </style:paragraph-properties>
    </style:style>
    <style:style style:name="P23" style:family="paragraph">
      <style:paragraph-properties fo:line-height="100.00%" fo:text-align="center">
        <style:tab-stops>
          <style:tab-stop style:position="0.00pt"/>
        </style:tab-stops>
      </style:paragraph-properties>
    </style:style>
    <text:list-style style:name="L24">
      <text:list-level-style-bullet text:level="1" text:bullet-char="•">
        <style:list-level-properties text:space-before="35.45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justify" fo:margin-left="-53.45pt" fo:text-indent="53.45pt">
        <style:tab-stops>
          <style:tab-stop style:position="0.00pt"/>
        </style:tab-stops>
      </style:paragraph-properties>
    </style:style>
    <style:style style:name="P25" style:family="paragraph">
      <style:paragraph-properties fo:line-height="100.00%" fo:text-align="justify">
        <style:tab-stops>
          <style:tab-stop style:position="0.00pt"/>
        </style:tab-stops>
      </style:paragraph-properties>
    </style:style>
    <style:style style:name="P26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27" style:family="paragraph">
      <style:paragraph-properties fo:line-height="100.00%" fo:text-align="justify" fo:margin-left="0.00pt" fo:text-indent="35.45pt"/>
    </style:style>
    <style:style style:name="P28" style:family="paragraph">
      <style:paragraph-properties fo:line-height="100.00%" fo:text-align="left" fo:margin-left="0.00pt" fo:text-indent="35.45pt"/>
    </style:style>
    <style:style style:name="P29" style:family="paragraph">
      <style:paragraph-properties fo:line-height="100.00%" fo:text-align="center" fo:margin-left="0.00pt" fo:text-indent="35.45pt"/>
    </style:style>
    <style:style style:name="P30" style:family="paragraph">
      <style:paragraph-properties fo:line-height="100.00%" fo:text-align="left" fo:margin-left="0.00pt" fo:text-indent="35.45pt"/>
    </style:style>
    <style:style style:name="P31" style:family="paragraph">
      <style:paragraph-properties fo:line-height="100.00%" fo:text-align="center" fo:margin-left="0.00pt" fo:text-indent="35.45pt"/>
    </style:style>
    <style:style style:name="P32" style:family="paragraph">
      <style:paragraph-properties fo:line-height="100.00%" fo:text-align="center" fo:margin-top="12.00pt" fo:margin-bottom="3.00pt">
        <style:tab-stops>
          <style:tab-stop style:position="0.00pt"/>
        </style:tab-stops>
      </style:paragraph-properties>
    </style:style>
    <style:style style:name="P33" style:family="paragraph">
      <style:paragraph-properties fo:line-height="100.00%" fo:text-align="left" fo:margin-top="12.00pt" fo:margin-bottom="3.00pt">
        <style:tab-stops>
          <style:tab-stop style:position="0.00pt"/>
        </style:tab-stops>
      </style:paragraph-properties>
    </style:style>
    <style:style style:name="P34" style:family="paragraph">
      <style:paragraph-properties fo:line-height="100.00%" fo:text-align="center" fo:margin-top="12.00pt" fo:margin-bottom="3.00pt">
        <style:tab-stops>
          <style:tab-stop style:position="0.00pt"/>
        </style:tab-stops>
      </style:paragraph-properties>
    </style:style>
    <style:style style:name="P35" style:family="paragraph">
      <style:paragraph-properties fo:line-height="100.00%" fo:text-align="left" fo:margin-top="12.00pt" fo:margin-bottom="3.00pt">
        <style:tab-stops>
          <style:tab-stop style:position="0.00pt"/>
        </style:tab-stops>
      </style:paragraph-properties>
    </style:style>
    <style:style style:name="P36" style:family="paragraph">
      <style:paragraph-properties fo:line-height="100.00%" fo:text-align="center" fo:margin-top="12.00pt" fo:margin-bottom="3.00pt">
        <style:tab-stops>
          <style:tab-stop style:position="0.00pt"/>
        </style:tab-stops>
      </style:paragraph-properties>
    </style:style>
    <style:style style:name="P37" style:family="paragraph">
      <style:paragraph-properties fo:line-height="100.00%" fo:text-align="left" fo:margin-top="12.00pt" fo:margin-bottom="3.00pt">
        <style:tab-stops>
          <style:tab-stop style:position="0.00pt"/>
        </style:tab-stops>
      </style:paragraph-properties>
    </style:style>
    <style:style style:name="P38" style:family="paragraph">
      <style:paragraph-properties fo:line-height="100.00%" fo:text-align="left" fo:margin-top="12.00pt" fo:margin-bottom="3.00pt"/>
    </style:style>
    <style:style style:name="P39" style:family="paragraph">
      <style:paragraph-properties fo:line-height="100.00%" fo:text-align="center" fo:margin-top="12.00pt" fo:margin-bottom="3.00pt"/>
    </style:style>
    <style:style style:name="P40" style:family="paragraph">
      <style:paragraph-properties fo:line-height="100.00%" fo:text-align="left" fo:margin-top="12.00pt" fo:margin-bottom="3.00pt"/>
    </style:style>
    <style:style style:name="P41" style:family="paragraph">
      <style:paragraph-properties fo:line-height="100.00%" fo:text-align="center" fo:margin-top="12.00pt" fo:margin-bottom="3.00pt"/>
    </style:style>
    <style:style style:name="P42" style:family="paragraph">
      <style:paragraph-properties fo:line-height="100.00%" fo:text-align="left" fo:margin-top="12.00pt" fo:margin-bottom="3.00pt"/>
    </style:style>
    <text:list-style style:name="L4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left" fo:margin-top="12.00pt" fo:margin-bottom="3.00pt"/>
    </style:style>
    <style:style style:name="P44" style:family="paragraph">
      <style:paragraph-properties fo:line-height="100.00%" fo:text-align="left" fo:margin-top="12.00pt" fo:margin-bottom="3.00pt">
        <style:tab-stops>
          <style:tab-stop style:position="0.00pt"/>
        </style:tab-stops>
      </style:paragraph-properties>
    </style:style>
    <style:style style:name="P45" style:family="paragraph">
      <style:paragraph-properties fo:line-height="100.00%" fo:text-align="justify" fo:margin-left="0.00pt" fo:text-indent="35.45pt"/>
    </style:style>
    <style:style style:name="P46" style:family="paragraph">
      <style:paragraph-properties fo:line-height="100.00%" fo:text-align="justify" fo:margin-left="0.00pt" fo:text-indent="45.00pt"/>
    </style:style>
    <style:style style:name="P47" style:family="paragraph">
      <style:paragraph-properties fo:line-height="100.00%" fo:text-align="left" fo:margin-top="12.00pt" fo:margin-bottom="3.00pt">
        <style:tab-stops>
          <style:tab-stop style:position="0.00pt"/>
        </style:tab-stops>
      </style:paragraph-properties>
    </style:style>
    <style:style style:name="P48" style:family="paragraph">
      <style:paragraph-properties fo:line-height="100.00%" fo:text-align="left"/>
    </style:style>
  </office:automatic-styles>
  <office:body>
    <office:text>
      <text:p text:style-name="P1"><text:span text:style-name="T1">Министерство образования Республики Беларусь</text:span></text:p>
      <text:p text:style-name="P1"><text:span text:style-name="T1">Учреждение образования</text:span></text:p>
      <text:p text:style-name="P1"><text:span text:style-name="T2">«</text:span><text:span text:style-name="T3">Белорусский государственный университет информатики и радиоэлектроники</text:span><text:span text:style-name="T4">»</text:span></text:p>
      <text:p text:style-name="P1"><text:span text:style-name="T5">Факультет компьютерных систем и сетей</text:span></text:p>
      <text:p text:style-name="P1"><text:span text:style-name="T5">Кафедра информатики</text:span></text:p>
      <text:p text:style-name="P1"><text:span text:style-name="T6"/></text:p>
      <text:p text:style-name="P2"><text:span text:style-name="T6"/></text:p>
      <text:p text:style-name="P3"><text:span text:style-name="T6"/></text:p>
      <text:p text:style-name="P3"><text:span text:style-name="T6"/></text:p>
      <text:p text:style-name="P4"><text:span text:style-name="T6"/></text:p>
      <text:p text:style-name="P5"><text:span text:style-name="T6"/></text:p>
      <text:p text:style-name="P5"><text:span text:style-name="T7"/></text:p>
      <text:p text:style-name="P5"><text:span text:style-name="T8">Курсовой проект по дисциплине: </text:span></text:p>
      <text:p text:style-name="P5"><text:span text:style-name="T9">«</text:span><text:span text:style-name="T10">Программирование</text:span><text:span text:style-name="T11">»</text:span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3">Пояснительная записка к курсовой работе</text:span></text:p>
      <text:p text:style-name="P5"><text:span text:style-name="T14"/></text:p>
      <text:p text:style-name="P5"><text:span text:style-name="T15">Тема работы:<text:s text:c="2"/></text:span></text:p>
      <text:p text:style-name="P5"><text:span text:style-name="T16">«</text:span><text:span text:style-name="T17">Погодный информер</text:span><text:span text:style-name="T18">»</text:span></text:p>
      <text:p text:style-name="P6"><text:span text:style-name="T18"/></text:p>
      <text:p text:style-name="P6"><text:span text:style-name="T18"/></text:p>
      <text:p text:style-name="P6"><text:span text:style-name="T18"><text:s/></text:span><text:span text:style-name="T19">Исполнитель</text:span></text:p>
      <text:p text:style-name="P6"><text:span text:style-name="T20"><text:s/></text:span><text:span text:style-name="T21">студент гр. 653502<text:s text:c="15"/>_____________________<text:tab/> Павлюков С.Е.</text:span></text:p>
      <text:p text:style-name="P6"><text:span text:style-name="T22"><text:s text:c="9"/><text:tab/><text:tab/><text:tab/><text:tab/><text:s text:c="12"/>(</text:span><text:span text:style-name="T23">подпись дата)</text:span></text:p>
      <text:p text:style-name="P6"><text:span text:style-name="T24"><text:s/></text:span><text:span text:style-name="T25">Руководитель</text:span></text:p>
      <text:p text:style-name="P6"><text:span text:style-name="T26"><text:tab/><text:tab/><text:tab/><text:tab/><text:s text:c="4"/>_____________________<text:tab/><text:s/></text:span><text:span text:style-name="T27">Козуб В.Н.</text:span></text:p>
      <text:p text:style-name="P6"><text:span text:style-name="T28"><text:s text:c="11"/><text:tab/><text:tab/><text:tab/> <text:tab/><text:s text:c="12"/>(</text:span><text:span text:style-name="T29">подпись дата)</text:span></text:p>
      <text:p text:style-name="P6"><text:span text:style-name="T30"/></text:p>
      <text:p text:style-name="P6"><text:span text:style-name="T30"><text:s text:c="5"/><text:tab/><text:tab/><text:tab/><text:tab/><text:s text:c="4"/></text:span></text:p>
      <text:p text:style-name="P6"><text:span text:style-name="T30"/></text:p>
      <text:p text:style-name="P6"><text:span text:style-name="T30"><text:s text:c="16"/><text:tab/><text:tab/><text:tab/><text:s text:c="11"/></text:span></text:p>
      <text:p text:style-name="P6"><text:span text:style-name="T30"><text:s/></text:span></text:p>
      <text:p text:style-name="P6"><text:span text:style-name="T30"><text:s text:c="51"/>______________________</text:span></text:p>
      <text:p text:style-name="P6"><text:span text:style-name="T30"><text:s text:c="24"/><text:tab/><text:s text:c="2"/><text:tab/><text:tab/><text:s text:c="14"/>(</text:span><text:span text:style-name="T31">оценка)</text:span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6"><text:span text:style-name="T32"/></text:p>
      <text:p text:style-name="P7"><text:span text:style-name="T33">Минск</text:span></text:p>
      <text:p text:style-name="P7"><text:span text:style-name="T34">2017<text:s/></text:span><text:span text:style-name="T35">год</text:span></text:p>
      <text:p text:style-name="P7"><text:span text:style-name="T36">Содержание</text:span></text:p>
      <text:p text:style-name="P7"><text:span text:style-name="T37"/></text:p>
      <text:p text:style-name="P8"><text:span text:style-name="T38"/></text:p>
      <text:p text:style-name="P8"><text:span text:style-name="T39">Введение <text:tab/><text:tab/><text:tab/><text:tab/><text:tab/><text:tab/><text:tab/><text:tab/><text:tab/></text:span><text:span text:style-name="T40">3</text:span><text:span text:style-name="T41"/></text:p>
      <text:p text:style-name="P8"><text:span text:style-name="T42"/></text:p>
      <text:p text:style-name="P8"><text:span text:style-name="T42">1. C#<text:s text:c="92"/></text:span></text:p>
      <text:p text:style-name="P8"><text:span text:style-name="T42"/></text:p>
      <text:p text:style-name="P8"><text:span text:style-name="T42"><text:tab/></text:span><text:span text:style-name="T43">1.1<text:s/></text:span><text:span text:style-name="T44">Описание языка<text:tab/><text:tab/><text:tab/><text:tab/><text:tab/><text:tab/>3</text:span><text:span text:style-name="T45"/></text:p>
      <text:p text:style-name="P8"><text:span text:style-name="T46"/></text:p>
      <text:p text:style-name="P8"><text:span text:style-name="T47">2.<text:s/></text:span><text:span text:style-name="T48">Работа программы</text:span></text:p>
      <text:p text:style-name="P8"><text:span text:style-name="T49"/></text:p>
      <text:p text:style-name="P8"><text:span text:style-name="T49"><text:tab/></text:span><text:span text:style-name="T50">2.1<text:s/></text:span><text:span text:style-name="T51">Взаимодействие с API<text:tab/><text:tab/><text:tab/><text:tab/><text:tab/>4</text:span><text:span text:style-name="T52"/></text:p>
      <text:p text:style-name="P8"><text:span text:style-name="T53"/></text:p>
      <text:p text:style-name="P8"><text:span text:style-name="T53"><text:tab/></text:span><text:span text:style-name="T54">2.2<text:s/></text:span><text:span text:style-name="T55">Структура программы.<text:tab/><text:tab/><text:tab/><text:tab/><text:tab/>4</text:span><text:span text:style-name="T56"/></text:p>
      <text:p text:style-name="P8"><text:span text:style-name="T57"/></text:p>
      <text:p text:style-name="P8"><text:span text:style-name="T57"><text:tab/></text:span><text:span text:style-name="T58">2.3<text:s/></text:span><text:span text:style-name="T59">Описание работы программы<text:tab/><text:tab/><text:tab/><text:tab/>5</text:span></text:p>
      <text:p text:style-name="P8"><text:span text:style-name="T60"><text:tab/></text:span></text:p>
      <text:p text:style-name="P8"><text:span text:style-name="T60"><text:tab/>2.4<text:s/></text:span><text:span text:style-name="T61">Алгоритм программы<text:tab/><text:tab/><text:tab/><text:tab/><text:tab/>7</text:span><text:span text:style-name="T62"/></text:p>
      <text:p text:style-name="P8"><text:span text:style-name="T63"/></text:p>
      <text:p text:style-name="P8"><text:span text:style-name="T64">Выводы<text:tab/><text:tab/><text:tab/><text:tab/><text:tab/><text:tab/><text:tab/><text:tab/><text:tab/></text:span><text:span text:style-name="T65">10</text:span><text:span text:style-name="T66"/></text:p>
      <text:p text:style-name="P8"><text:span text:style-name="T67"/></text:p>
      <text:p text:style-name="P8"><text:span text:style-name="T68">Список использованных источников<text:tab/><text:tab/><text:tab/><text:tab/></text:span><text:span text:style-name="T69">10</text:span><text:span text:style-name="T70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8"><text:span text:style-name="T71"/></text:p>
      <text:p text:style-name="P9"><text:span text:style-name="T72">Введение</text:span></text:p>
      <text:p text:style-name="P9"><text:span text:style-name="T73"/></text:p>
      <text:p text:style-name="P9"><text:span text:style-name="T74"/></text:p>
      <text:p text:style-name="P10"><text:span text:style-name="T75">Каждый раз, выходя из дома, нас интересует какая погода за окном. Чтобы найти эту информацию, мы обычно используем поисковики в интернете. Эта программа предназначена для того, чтобы сократить время поиска и показывать только самое необходимое. С этой целью в программе используется весьма минималистичный интерфейс.</text:span></text:p>
      <text:p text:style-name="P10"><text:span text:style-name="T75">Вся информация о погоде берется с сайта<text:s/></text:span><text:a xlink:href="https://openweathermap.org/"><text:span text:style-name="T76">https://openweathermap.org/</text:span></text:a><text:span text:style-name="T77">, предоставляющего API.</text:span></text:p>
      <text:p text:style-name="P10"><text:span text:style-name="T77">В качестве языка программирования используется C#. Так же используется фреймворк Json.NET для дисериализации информации в формате Json.</text:span></text:p>
      <text:p text:style-name="P10"><text:span text:style-name="T78"/></text:p>
      <text:p text:style-name="P10"><text:span text:style-name="T78"/></text:p>
      <text:p text:style-name="P10"><text:span text:style-name="T78"/></text:p>
      <text:p text:style-name="P10"><text:span text:style-name="T79"/></text:p>
      <text:p text:style-name="P11"><text:span text:style-name="T80">1. C#</text:span></text:p>
      <text:p text:style-name="P11"><text:span text:style-name="T80"/></text:p>
      <text:p text:style-name="P12"><text:span text:style-name="T80">1.1<text:s/></text:span><text:span text:style-name="T81">Описание языка</text:span></text:p>
      <text:p text:style-name="P12"><text:span text:style-name="T82"/></text:p>
      <text:p text:style-name="P13"><text:span text:style-name="T83">C#<text:s/></text:span><text:span text:style-name="T84">—</text:span><text:span text:style-name="T85"><text:s/></text:span><text:span text:style-name="T86">объектно-ориентированный язык программирования. Разработан в 1998</text:span><text:span text:style-name="T87">—</text:span><text:span text:style-name="T88">2001<text:s/></text:span><text:span text:style-name="T89">годах в компании Microsoft как язык разработки приложений для платформы Microsoft .NET Framework.</text:span></text:p>
      <text:p text:style-name="P13"><text:span text:style-name="T90">C#<text:s/></text:span><text:span text:style-name="T91">относится к семье языков с C-подобным синтаксисом, из них его синтаксис наиболее близок к C++ и Java. Язык имеет статическую типизацию, поддерживает полиморфизм, перегрузку операторов, делегаты, атрибуты, события, свойства, обобщённые типы и методы, итераторы, анонимные функции с поддержкой замыканий, LINQ, исключения, комментарии в формате XML.</text:span></text:p>
      <text:p text:style-name="P13"><text:span text:style-name="T91">Переняв многое от своих предшественников<text:s/></text:span><text:span text:style-name="T92">—</text:span><text:span text:style-name="T93"><text:s/></text:span><text:span text:style-name="T94">языков C++, Pascal, Модула, Smalltalk и, в особенности, Java<text:s/></text:span><text:span text:style-name="T95">—</text:span><text:span text:style-name="T96"><text:s/></text:span><text:span text:style-name="T97">С#, опираясь на практику их использования, исключает некоторые модели, зарекомендовавшие себя как проблематичные при разработке программных систем, например, C# в отличие от C++ не поддерживает множественное наследование классов.</text:span></text:p>
      <text:p text:style-name="P13"><text:span text:style-name="T98"/></text:p>
      <text:p text:style-name="P13"><text:span text:style-name="T98"/></text:p>
      <text:p text:style-name="P13"><text:span text:style-name="T99"/></text:p>
      <text:p text:style-name="P13"><text:span text:style-name="T100"/></text:p>
      <text:p text:style-name="P13"><text:span text:style-name="T100"/></text:p>
      <text:p text:style-name="P14"><text:span text:style-name="T101">2.<text:s/></text:span><text:span text:style-name="T102">Работа программы</text:span></text:p>
      <text:p text:style-name="P15"><text:span text:style-name="T103"/></text:p>
      <text:p text:style-name="P16"><text:span text:style-name="T103">2.1<text:s/></text:span><text:span text:style-name="T104">Взаимодействие с API</text:span></text:p>
      <text:p text:style-name="P16"><text:span text:style-name="T105"/></text:p>
      <text:p text:style-name="P17"><text:span text:style-name="T106">Сайт<text:s/></text:span><text:a xlink:href="https://openweathermap.org/"><text:span text:style-name="T107">https://openweathermap.org/</text:span></text:a><text:span text:style-name="T108"><text:s/>предоставляет несколько вариантов API. В своей программе я использовал только данные о погоде на текущий момент. </text:span></text:p>
      <text:p text:style-name="P17"><text:span text:style-name="T109"/></text:p>
      <text:p text:style-name="P17"><text:span text:style-name="T110">Чтобы получить данные, нужно отправить запрос:</text:span></text:p>
      <text:p text:style-name="P17"><text:span text:style-name="T111"/></text:p>
      <text:p text:style-name="P18"><text:span text:style-name="T112">WebReque<text:s/></text:span><text:span text:style-name="T113">request =<text:s/></text:span><text:span text:style-name="T114">WebRequest</text:span><text:span text:style-name="T115">.Create(</text:span><text:span text:style-name="T116">$"http://api.openweathermap.org/data/2.5/weather?q=</text:span><text:span text:style-name="T117">{city}</text:span><text:span text:style-name="T118">&amp;units=metric&amp;APPID=de8d63d5a267652c85f3fe2614a45ff6"</text:span><text:span text:style-name="T119">);</text:span></text:p>
      <text:p text:style-name="P19"><text:span text:style-name="T120"/></text:p>
      <text:p text:style-name="P19"><text:span text:style-name="T121">q</text:span><text:span text:style-name="T122"><text:s/>-<text:s/></text:span><text:span text:style-name="T123">название города.</text:span></text:p>
      <text:p text:style-name="P19"><text:span text:style-name="T124">APPID</text:span><text:span text:style-name="T125"><text:s/>-<text:s/></text:span><text:span text:style-name="T126">уникальный ключ пользователя, который выдается при регистрации.</text:span></text:p>
      <text:p text:style-name="P19"><text:span text:style-name="T127">units</text:span><text:span text:style-name="T128"><text:s/>-<text:s/></text:span><text:span text:style-name="T129">система мер.</text:span></text:p>
      <text:p text:style-name="P19"><text:span text:style-name="T130"/></text:p>
      <text:p text:style-name="P19"><text:span text:style-name="T131">response =<text:s/></text:span><text:span text:style-name="T132">await</text:span><text:span text:style-name="T133"><text:s/>request.GetResponseAsync();</text:span></text:p>
      <text:p text:style-name="P19"><text:span text:style-name="T134">using</text:span><text:span text:style-name="T135"><text:s/>(</text:span><text:span text:style-name="T136">Stream</text:span><text:span text:style-name="T137"><text:s/>s = response.GetResponseStream())</text:span></text:p>
      <text:p text:style-name="P19"><text:span text:style-name="T137">{</text:span></text:p>
      <text:p text:style-name="P19"><text:span text:style-name="T137"><text:tab/><text:tab/></text:span><text:span text:style-name="T138">using</text:span><text:span text:style-name="T139"><text:s/>(</text:span><text:span text:style-name="T140">StreamReader</text:span><text:span text:style-name="T141"><text:s/>reader =<text:s/></text:span><text:span text:style-name="T142">new</text:span><text:span text:style-name="T143"><text:s/></text:span><text:span text:style-name="T144">StreamReader</text:span><text:span text:style-name="T145">(s))</text:span></text:p>
      <text:p text:style-name="P19"><text:span text:style-name="T145"><text:s text:c="7"/>{</text:span></text:p>
      <text:p text:style-name="P19"><text:span text:style-name="T145"><text:s text:c="7"/><text:tab/><text:tab/>answer =<text:s/></text:span><text:span text:style-name="T146">await</text:span><text:span text:style-name="T147"><text:s/>reader.ReadToEndAsync();</text:span></text:p>
      <text:p text:style-name="P19"><text:span text:style-name="T147"><text:s text:c="7"/>}</text:span></text:p>
      <text:p text:style-name="P19"><text:span text:style-name="T147">}</text:span></text:p>
      <text:p text:style-name="P19"><text:span text:style-name="T147">response.Close();</text:span></text:p>
      <text:p text:style-name="P19"><text:span text:style-name="T148"/></text:p>
      <text:p text:style-name="P19"><text:span text:style-name="T148"><text:s/></text:span><text:span text:style-name="T149">В качестве ответа мы получим данные в формате Json, преобразуем их в объекты классов с помощью фреймворка Json.NET. После чего информацию можно удобно использовать, обращаясь к полям объекта:</text:span></text:p>
      <text:p text:style-name="P20"><text:span text:style-name="T150"/></text:p>
      <text:p text:style-name="P20"><text:span text:style-name="T151">OpenWeather.</text:span><text:span text:style-name="T152">OpenWeather</text:span><text:span text:style-name="T153"><text:s/>open_w =<text:s/></text:span><text:span text:style-name="T154">JsonConvert</text:span><text:span text:style-name="T155">.DeserializeObject&lt;OpenWeather.</text:span><text:span text:style-name="T156">OpenWeather</text:span><text:span text:style-name="T157">&gt;(answer);</text:span><text:span text:style-name="T158"/></text:p>
      <text:p text:style-name="P20"><text:span text:style-name="T159"/></text:p>
      <text:p text:style-name="P20"><text:span text:style-name="T159"/></text:p>
      <text:p text:style-name="P21"><text:span text:style-name="T160">2.2<text:s/></text:span><text:span text:style-name="T161">Структура программы</text:span></text:p>
      <text:p text:style-name="P21"><text:span text:style-name="T162"/></text:p>
      <text:p text:style-name="P22"><text:span text:style-name="T163"><text:tab/></text:span><text:span text:style-name="T164">Весь код разбит на классы. В каждом файле один класс. Структура:</text:span></text:p>
      <text:p text:style-name="P23"><draw:frame text:anchor-type="as-char" svg:width="58.21mm" svg:height="97.14mm" style:rel-width="scale" style:rel-height="scale"><draw:object-ole xlink:href="OleObj1"/><draw:image xlink:href="ObjectReplacements/OleObj1"/></draw:frame><text:span text:style-name="T166"/></text:p>
      <text:p text:style-name="P23"><text:span text:style-name="T167">Рисунок 1. Структура программы</text:span></text:p>
      <text:p text:style-name="P23"><text:span text:style-name="T168"/></text:p>
      <text:list text:style-name="L24">
        <text:list-item>
          <text:p text:style-name="P24"><text:span text:style-name="T169">OpenWeather<text:s/></text:span><text:span text:style-name="T170">—</text:span><text:span text:style-name="T171"><text:s/></text:span><text:span text:style-name="T172">папка, в которой содержатся все классы для десериализации (преобразования Json в объекты) данных о погоде.</text:span></text:p>
        </text:list-item>
        <text:list-item>
          <text:p text:style-name="P24"><text:span text:style-name="T173">Form1.cs<text:s/></text:span><text:span text:style-name="T174">—</text:span><text:span text:style-name="T175"><text:s/></text:span><text:span text:style-name="T176">система файлов, в которой хранится пользовательский интерфейс приложения. </text:span></text:p>
        </text:list-item>
        <text:list-item>
          <text:p text:style-name="P24"><text:span text:style-name="T177">InternetConnection.cs<text:s/></text:span><text:span text:style-name="T178">—</text:span><text:span text:style-name="T179"><text:s/></text:span><text:span text:style-name="T180">файл, в котором описан класс InternetConnection. Проверяет наличие подключения к интернету.</text:span></text:p>
        </text:list-item>
        <text:list-item>
          <text:p text:style-name="P24"><text:span text:style-name="T180">Все остальные файлы создаются вместе с проектом и никак не были<text:s text:c="2"/>мной изменены.</text:span></text:p>
        </text:list-item>
      </text:list>
      <text:p text:style-name="P25"><text:span text:style-name="T181"/></text:p>
      <text:p text:style-name="P25"><text:span text:style-name="T181"/></text:p>
      <text:p text:style-name="P26"><text:span text:style-name="T182">2.3<text:s/></text:span><text:span text:style-name="T183">Описание работы программы</text:span></text:p>
      <text:p text:style-name="P26"><text:span text:style-name="T184"/></text:p>
      <text:p text:style-name="P27"><text:span text:style-name="T185"><text:tab/></text:span><text:span text:style-name="T186">При запуске программы пользователя встречает стартовое окно:</text:span></text:p>
      <text:p text:style-name="P27"><text:span text:style-name="T187"/></text:p>
      <text:p text:style-name="P28"><draw:frame text:anchor-type="as-char" svg:width="151.79mm" svg:height="106.43mm" style:rel-width="scale" style:rel-height="scale"><draw:object-ole xlink:href="OleObj2"/><draw:image xlink:href="ObjectReplacements/OleObj2"/></draw:frame><text:span text:style-name="T189"/></text:p>
      <text:p text:style-name="P29"><text:span text:style-name="T190">Рисунок 2. Стартовое окно</text:span></text:p>
      <text:p text:style-name="P30"><text:span text:style-name="T191"/></text:p>
      <text:p text:style-name="P30"><text:span text:style-name="T192">В строку для поиска вводим название города и нажимаем кнопку<text:s/></text:span><text:span text:style-name="T193">Search<text:s/></text:span><text:span text:style-name="T194">или клавишу<text:s/></text:span><text:span text:style-name="T195">Enter</text:span><text:span text:style-name="T196">. После чего пользователь увидет оновную информацию о погоде в введенном городе.</text:span></text:p>
      <text:p text:style-name="P31"><draw:frame text:anchor-type="as-char" svg:width="151.79mm" svg:height="106.43mm" style:rel-width="scale" style:rel-height="scale"><draw:object-ole xlink:href="OleObj3"/><draw:image xlink:href="ObjectReplacements/OleObj3"/></draw:frame><text:span text:style-name="T198">Рисунок 3. Окно с информацией о погоде</text:span></text:p>
      <text:p text:style-name="P32"><text:span text:style-name="T199"/></text:p>
      <text:p text:style-name="P33"><text:span text:style-name="T200">2.4<text:s/></text:span><text:span text:style-name="T201">Алгоритм программы</text:span></text:p>
      <text:p text:style-name="P33"><text:span text:style-name="T202"><text:tab/></text:span><text:span text:style-name="T203">При нажатии на кнопку поиска или клавишу<text:s/></text:span><text:span text:style-name="T204">Enter<text:s/></text:span><text:span text:style-name="T205">программа проверяет наличие подключения к интернету. Если подключение отсутствует, то программа выдает ошибку:</text:span></text:p>
      <text:p text:style-name="P34"><draw:frame text:anchor-type="as-char" svg:width="77.14mm" svg:height="46.07mm" style:rel-width="scale" style:rel-height="scale"><draw:object-ole xlink:href="OleObj4"/><draw:image xlink:href="ObjectReplacements/OleObj4"/></draw:frame><text:span text:style-name="T207"/></text:p>
      <text:p text:style-name="P34"><text:span text:style-name="T208">Рисунок 4. Ошибка подключения к интернету</text:span><text:span text:style-name="T209"/></text:p>
      <text:p text:style-name="P35"><text:span text:style-name="T210"><text:s/></text:span><text:span text:style-name="T211">Если же подключение присутствует, то отправляется запрос на сайт и, если название города находится в базе данных сайта, то приходит информация о погоде в этом городе в формате Json. В противном случае выдается ошибка и программа закрывается.</text:span></text:p>
      <text:p text:style-name="P36"><draw:frame text:anchor-type="as-char" svg:width="55.71mm" svg:height="46.07mm" style:rel-width="scale" style:rel-height="scale"><draw:object-ole xlink:href="OleObj5"/><draw:image xlink:href="ObjectReplacements/OleObj5"/></draw:frame><text:span text:style-name="T213"/></text:p>
      <text:p text:style-name="P36"><text:span text:style-name="T214">Рисунок 5. Окно ошибки поиска</text:span><text:span text:style-name="T215"/></text:p>
      <text:p text:style-name="P37"><text:span text:style-name="T215">После получения информации о погоде, она преобразуется в объекты класса с помощью функции:</text:span></text:p>
      <text:p text:style-name="P37"><text:span text:style-name="T216">OpenWeather.</text:span><text:span text:style-name="T217">OpenWeather</text:span><text:span text:style-name="T218"><text:s/>open_w =<text:s/></text:span><text:span text:style-name="T219">JsonConvert</text:span><text:span text:style-name="T220">.DeserializeObject&lt;OpenWeather.</text:span><text:span text:style-name="T221">OpenWeather</text:span><text:span text:style-name="T222">&gt;(answer);</text:span><text:span text:style-name="T223"/></text:p>
      <text:p text:style-name="P38"><text:span text:style-name="T224">Затем выводятся иконки погоды (в зависимости от текщей погоды):</text:span></text:p>
      <text:p text:style-name="P39"><draw:frame text:anchor-type="as-char" svg:width="151.79mm" svg:height="100.36mm" style:rel-width="scale" style:rel-height="scale"><draw:object-ole xlink:href="OleObj6"/><draw:image xlink:href="ObjectReplacements/OleObj6"/></draw:frame><text:span text:style-name="T226"/></text:p>
      <text:p text:style-name="P39"><text:span text:style-name="T227">Рисунок 6. Иконки погоды</text:span><text:span text:style-name="T228"/></text:p>
      <text:p text:style-name="P40"><text:span text:style-name="T229"><text:s/></text:span><text:span text:style-name="T230">Картинки для заднего фона (в зависимости от текущей погоды):</text:span></text:p>
      <text:p text:style-name="P40"><draw:frame text:anchor-type="as-char" svg:width="151.79mm" svg:height="132.86mm" style:rel-width="scale" style:rel-height="scale"><draw:object-ole xlink:href="OleObj7"/><draw:image xlink:href="ObjectReplacements/OleObj7"/></draw:frame><text:span text:style-name="T232"><text:tab/></text:span></text:p>
      <text:p text:style-name="P41"><text:span text:style-name="T233">Рисунок 7. Картинки для заднего фона</text:span><text:span text:style-name="T234"/></text:p>
      <text:p text:style-name="P42"><text:span text:style-name="T234">И вся информация:</text:span></text:p>
      <text:list text:style-name="L43">
        <text:list-item>
          <text:p text:style-name="P43"><text:span text:style-name="T234">Название города.</text:span></text:p>
        </text:list-item>
        <text:list-item>
          <text:p text:style-name="P43"><text:span text:style-name="T234">Код страны.</text:span></text:p>
        </text:list-item>
        <text:list-item>
          <text:p text:style-name="P43"><text:span text:style-name="T234">Сокращенное описание погоды.</text:span></text:p>
        </text:list-item>
        <text:list-item>
          <text:p text:style-name="P43"><text:span text:style-name="T234">Полное описание погоды.</text:span></text:p>
        </text:list-item>
        <text:list-item>
          <text:p text:style-name="P43"><text:span text:style-name="T234">Текущая температура.</text:span></text:p>
        </text:list-item>
        <text:list-item>
          <text:p text:style-name="P43"><text:span text:style-name="T234">Давление.</text:span></text:p>
        </text:list-item>
        <text:list-item>
          <text:p text:style-name="P43"><text:span text:style-name="T234">Влажность.</text:span></text:p>
        </text:list-item>
        <text:list-item>
          <text:p text:style-name="P43"><text:span text:style-name="T234">Направление и скорость ветра.</text:span></text:p>
        </text:list-item>
      </text:list>
      <text:p text:style-name="P44"><text:span text:style-name="T235"/></text:p>
      <text:p text:style-name="P44"><text:span text:style-name="T235"/></text:p>
      <text:p text:style-name="P44"><text:span text:style-name="T235"/></text:p>
      <text:p text:style-name="P44"><text:span text:style-name="T236">Выводы</text:span></text:p>
      <text:p text:style-name="P44"><text:span text:style-name="T237"/></text:p>
      <text:p text:style-name="P45"><text:span text:style-name="T238">В данной курсовой работе была разработана прорамма "Погодный информер для Windows" на языке программирования C#, которая позволяет выводить всю необходимую информацию о погоде на текущий момент.</text:span></text:p>
      <text:p text:style-name="P45"><text:span text:style-name="T238">В ходе курсового проектирования была изучена работа с API на ресурсе<text:s/></text:span><text:a xlink:href="https://openweathermap.org/"><text:span text:style-name="T239">https://openweathermap.org/</text:span></text:a><text:span text:style-name="T240">. Рассмотрены основные характеристики используемого языка программирования C# и<text:s text:c="2"/>фреймворка Json.NET. </text:span></text:p>
      <text:p text:style-name="P45"><text:span text:style-name="T240">Программа была протестирована многими пользователями с использованием различных входных данных. Ошибок при этом выявлено не было.</text:span></text:p>
      <text:p text:style-name="P45"><text:span text:style-name="T240">В далнейшем в программу можно добавить прогноз погоды на ближайшие дни, что не вызовет больших сложностей, так как ресурс предоставляет различные API.</text:span><text:span text:style-name="T241"/></text:p>
      <text:p text:style-name="P46"><text:span text:style-name="T242"/></text:p>
      <text:p text:style-name="P46"><text:span text:style-name="T242"/></text:p>
      <text:p text:style-name="P46"><text:span text:style-name="T242"/></text:p>
      <text:p text:style-name="P46"><text:span text:style-name="T242"/></text:p>
      <text:p text:style-name="P47"><text:span text:style-name="T243">Список использованных источников</text:span><text:span text:style-name="T244"/></text:p>
      <text:p text:style-name="P47"><text:span text:style-name="T245">1. OpenWeatherMap [</text:span><text:span text:style-name="T246">электронный ресурс] - Режим доступа:<text:s/></text:span><text:a xlink:href="https://openweathermap.org/"><text:span text:style-name="T247">https://openweathermap.org/</text:span></text:a><text:span text:style-name="T248">.</text:span></text:p>
      <text:p text:style-name="P47"><text:span text:style-name="T249">2.Wikipedia [</text:span><text:span text:style-name="T250">электронный ресурс] - Режим доступа:</text:span></text:p>
      <text:p text:style-name="P47"><text:a xlink:href="https://ru.wikipedia.org/wiki/C_Sharp"><text:span text:style-name="T251">https://ru.wikipedia.org/wiki/C_Sharp</text:span></text:a><text:span text:style-name="T252">.</text:span></text:p>
      <text:p text:style-name="P47"><text:span text:style-name="T252">3. Newton soft: Json.Net [</text:span><text:span text:style-name="T253">электронный ресурс] - Режим доступа:</text:span></text:p>
      <text:p text:style-name="P47"><text:a xlink:href="http://www.newtonsoft.com/json"><text:span text:style-name="T254">http://www.newtonsoft.com/json</text:span></text:a><text:span text:style-name="T255">.</text:span></text:p>
      <text:p text:style-name="P47"><text:span text:style-name="T255">4. Habrahabr [</text:span><text:span text:style-name="T256">электронный ресурс] - Режим доступа:</text:span></text:p>
      <text:p text:style-name="P47"><text:a xlink:href="https://habrahabr.ru/post/176087/"><text:span text:style-name="T257">https://habrahabr.ru/post/176087/</text:span></text:a><text:span text:style-name="T258">.</text:span><text:span text:style-name="T259"/></text:p>
      <text:p text:style-name="P48"><text:span text:style-name="T2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